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8" style:parent-style-name="Fuentedepárrafopredeter." style:family="text">
      <style:text-properties fo:font-weight="bold" style:font-weight-asian="bold" style:font-weight-complex="bold" fo:language="en" fo:country="US"/>
    </style:style>
    <style:style style:name="T9" style:parent-style-name="Fuentedepárrafopredeter." style:family="text">
      <style:text-properties fo:font-weight="bold" style:font-weight-asian="bold" style:font-weight-complex="bold" fo:language="en" fo:country="US"/>
    </style:style>
    <style:style style:name="T10" style:parent-style-name="Fuentedepárrafopredeter." style:family="text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font-weight="bold" style:font-weight-asian="bold" style:font-weight-complex="bold" fo:language="en" fo:country="US"/>
    </style:style>
    <style:style style:name="P12" style:parent-style-name="Normal" style:list-style-name="LFO5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list-style-name="LFO5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5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6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6" style:family="paragraph"/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6" style:family="paragraph"/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list-style-name="LFO6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list-style-name="LFO6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Normal" style:list-style-name="LFO6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ableColumn35" style:family="table-column">
      <style:table-column-properties style:column-width="1.4798in"/>
    </style:style>
    <style:style style:name="TableColumn36" style:family="table-column">
      <style:table-column-properties style:column-width="1.6062in"/>
    </style:style>
    <style:style style:name="TableColumn37" style:family="table-column">
      <style:table-column-properties style:column-width="0.9215in"/>
    </style:style>
    <style:style style:name="TableColumn38" style:family="table-column">
      <style:table-column-properties style:column-width="1.8979in"/>
    </style:style>
    <style:style style:name="Table34" style:family="table">
      <style:table-properties style:width="5.9055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7" style:family="paragraph"/>
    <style:style style:name="T115" style:parent-style-name="Fuentedepárrafopredeter." style:family="text">
      <style:text-properties fo:font-weight="bold" style:font-weight-asian="bold" style:font-weight-complex="bold"/>
    </style:style>
    <style:style style:name="P116" style:parent-style-name="Normal" style:list-style-name="LFO7" style:family="paragraph"/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P120" style:parent-style-name="Normal" style:list-style-name="LFO7" style:family="paragraph"/>
    <style:style style:name="P121" style:parent-style-name="Normal" style:list-style-name="LFO7" style:family="paragraph"/>
    <style:style style:name="T122" style:parent-style-name="Fuentedepárrafopredeter." style:family="text">
      <style:text-properties style:font-name="Segoe UI Emoji" style:font-name-complex="Segoe UI Emoji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✅</text:span><text:span text:style-name="T3"><text:s/>MAPA DE STAKEHOLDERS — SODEXO (Cafetería de la Universidad)</text:span></text:p>
      <text:p text:style-name="P4">1. Descripción breve de la empresa</text:p>
      <text:p text:style-name="Normal"><text:span text:style-name="T5">Sodexo</text:span><text:s/>es una empresa internacional especializada en servicios de restauración colectiva y gestión de instalaciones. En muchas universidades —incluyendo la de este caso— Sodexo opera la<text:s/><text:span text:style-name="T6">cafetería y el comedor universitario</text:span>, proporcionando menús diarios, desayunos, café, bollería, bocadillos y servicios de catering en eventos del campus.</text:p>
      <text:p text:style-name="Normal">Su actividad depende de cumplir estándares estrictos de calidad alimentaria, sostenibilidad, satisfacción del alumnado y control de costes.</text:p>
      <text:p text:style-name="Normal"><draw:custom-shape svg:x="0in" svg:y="0in" svg:width="45.51042in" svg:height="0.00139in" draw:z-index="0" draw:id="id0" draw:style-name="a0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">✅</text:span><text:span text:style-name="T8"><text:s/>2. Identifica</text:span><text:span text:style-name="T9">c</text:span><text:span text:style-name="T10">ion de Stakeholders de Sodexo</text:span></text:p>
      <text:p text:style-name="P11">Stakeholders Internos</text:p>
      <text:list text:style-name="LFO5" text:continue-numbering="true">
        <text:list-item>
          <text:p text:style-name="P12"><text:span text:style-name="T13">Dirección de Sodexo (Gerencia local)</text:span></text:p>
        </text:list-item>
        <text:list-item>
          <text:p text:style-name="P14"><text:span text:style-name="T15">Empleados (cocineros, camareros, personal de limpieza)</text:span></text:p>
        </text:list-item>
        <text:list-item>
          <text:p text:style-name="P16"><text:span text:style-name="T17">Departamento de Calidad y Seguridad Alimentaria</text:span></text:p>
        </text:list-item>
      </text:list>
      <text:p text:style-name="P18">Stakeholders Externos</text:p>
      <text:list text:style-name="LFO6" text:continue-numbering="true">
        <text:list-item>
          <text:p text:style-name="P19"><text:span text:style-name="T20">Estudiantes (clientes principales)</text:span></text:p>
        </text:list-item>
        <text:list-item>
          <text:p text:style-name="P21"><text:span text:style-name="T22">Profesorado y personal administrativo de la universidad</text:span></text:p>
        </text:list-item>
        <text:list-item>
          <text:p text:style-name="P23"><text:span text:style-name="T24">La Universidad (institución contratante)</text:span></text:p>
        </text:list-item>
        <text:list-item>
          <text:p text:style-name="P25"><text:span text:style-name="T26">Proveedores de alimentos y bebidas</text:span></text:p>
        </text:list-item>
        <text:list-item>
          <text:p text:style-name="P27"><text:span text:style-name="T28">Administración pública / Sanidad</text:span></text:p>
        </text:list-item>
        <text:list-item>
          <text:p text:style-name="P29"><text:span text:style-name="T30">Competencia (otras cafeterías de la zona)</text:span></text:p>
        </text:list-item>
        <text:list-item>
          <text:p text:style-name="P31"><text:span text:style-name="T32">Empresas de mantenimiento y servicios externos</text:span></text:p>
        </text:list-item>
      </text:list>
      <text:p text:style-name="Normal">Incluyo 10 grupos para un análisis más sólido.</text:p>
      <text:p text:style-name="Normal"><draw:custom-shape svg:x="0in" svg:y="0in" svg:width="45.51042in" svg:height="0.00139in" draw:z-index="0" draw:id="id1" draw:style-name="a1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33">3. Análisis detallado de Stakeholders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Stakeholder</text:p>
            </table:table-cell>
            <table:table-cell table:style-name="TableCell42">
              <text:p text:style-name="P43">Qué espera de Sodexo</text:p>
            </table:table-cell>
            <table:table-cell table:style-name="TableCell44">
              <text:p text:style-name="P45">Poder / Influencia</text:p>
            </table:table-cell>
            <table:table-cell table:style-name="TableCell46">
              <text:p text:style-name="P47">Tipo de relación</text:p>
            </table:table-cell>
          </table:table-row>
        </table:table-header-rows>
        <table:table-row table:style-name="TableRow48">
          <table:table-cell table:style-name="TableCell49">
            <text:p text:style-name="Normal"><text:span text:style-name="T50">Dirección local de Sodexo</text:span></text:p>
          </table:table-cell>
          <table:table-cell table:style-name="TableCell51">
            <text:p text:style-name="Normal">Rentabilidad, imagen, cumplimiento del contrato</text:p>
          </table:table-cell>
          <table:table-cell table:style-name="TableCell52">
            <text:p text:style-name="Normal">Alto</text:p>
          </table:table-cell>
          <table:table-cell table:style-name="TableCell53">
            <text:p text:style-name="Normal">Toma decisiones operativas</text:p>
          </table:table-cell>
        </table:table-row>
        <table:table-row table:style-name="TableRow54">
          <table:table-cell table:style-name="TableCell55">
            <text:p text:style-name="Normal"><text:span text:style-name="T56">Empleados</text:span></text:p>
          </table:table-cell>
          <table:table-cell table:style-name="TableCell57">
            <text:p text:style-name="Normal">Buen salario, turnos justos, estabilidad</text:p>
          </table:table-cell>
          <table:table-cell table:style-name="TableCell58">
            <text:p text:style-name="Normal">Medio-Alto</text:p>
          </table:table-cell>
          <table:table-cell table:style-name="TableCell59">
            <text:p text:style-name="Normal">Su desempeño afecta directamente al servicio</text:p>
          </table:table-cell>
        </table:table-row>
        <table:table-row table:style-name="TableRow60">
          <table:table-cell table:style-name="TableCell61">
            <text:p text:style-name="Normal"><text:span text:style-name="T62">Departamento de Calidad</text:span></text:p>
          </table:table-cell>
          <table:table-cell table:style-name="TableCell63">
            <text:p text:style-name="Normal">Cumplimiento de normas, auditorías correctas</text:p>
          </table:table-cell>
          <table:table-cell table:style-name="TableCell64">
            <text:p text:style-name="Normal">Alto</text:p>
          </table:table-cell>
          <table:table-cell table:style-name="TableCell65">
            <text:p text:style-name="Normal">Controlan y supervisan permanentemente</text:p>
          </table:table-cell>
        </table:table-row>
        <table:table-row table:style-name="TableRow66">
          <table:table-cell table:style-name="TableCell67">
            <text:p text:style-name="Normal"><text:span text:style-name="T68">Estudiantes</text:span></text:p>
          </table:table-cell>
          <table:table-cell table:style-name="TableCell69">
            <text:p text:style-name="Normal">Precios accesibles, calidad, rapidez, variedad</text:p>
          </table:table-cell>
          <table:table-cell table:style-name="TableCell70">
            <text:p text:style-name="Normal">Muy alto</text:p>
          </table:table-cell>
          <table:table-cell table:style-name="TableCell71">
            <text:p text:style-name="Normal">Son el 80% de la demanda; influyen en reputación</text:p>
          </table:table-cell>
        </table:table-row>
        <table:table-row table:style-name="TableRow72">
          <table:table-cell table:style-name="TableCell73">
            <text:p text:style-name="Normal"><text:span text:style-name="T74">Profesorado y PAS</text:span></text:p>
          </table:table-cell>
          <table:table-cell table:style-name="TableCell75">
            <text:p text:style-name="Normal">Buen servicio, comodidad, menú equilibrado</text:p>
          </table:table-cell>
          <table:table-cell table:style-name="TableCell76">
            <text:p text:style-name="Normal">Medio</text:p>
          </table:table-cell>
          <table:table-cell table:style-name="TableCell77">
            <text:p text:style-name="Normal">Clientes habituales en horas valle</text:p>
          </table:table-cell>
        </table:table-row>
        <table:table-row table:style-name="TableRow78">
          <table:table-cell table:style-name="TableCell79">
            <text:p text:style-name="Normal"><text:span text:style-name="T80">Universidad</text:span></text:p>
          </table:table-cell>
          <table:table-cell table:style-name="TableCell81">
            <text:p text:style-name="Normal">Cumplimiento del contrato, satisfacción estudiantil</text:p>
          </table:table-cell>
          <table:table-cell table:style-name="TableCell82">
            <text:p text:style-name="Normal">Muy alto</text:p>
          </table:table-cell>
          <table:table-cell table:style-name="TableCell83">
            <text:p text:style-name="Normal">Puede renovar, exigir cambios o rescindir contrato</text:p>
          </table:table-cell>
        </table:table-row>
        <table:table-row table:style-name="TableRow84">
          <table:table-cell table:style-name="TableCell85">
            <text:p text:style-name="Normal"><text:span text:style-name="T86">Proveedores</text:span></text:p>
          </table:table-cell>
          <table:table-cell table:style-name="TableCell87">
            <text:p text:style-name="Normal">Pedidos constantes, pagos puntuales</text:p>
          </table:table-cell>
          <table:table-cell table:style-name="TableCell88">
            <text:p text:style-name="Normal">Medio</text:p>
          </table:table-cell>
          <table:table-cell table:style-name="TableCell89">
            <text:p text:style-name="Normal">Relación diaria; influyen en disponibilidad</text:p>
          </table:table-cell>
        </table:table-row>
        <table:table-row table:style-name="TableRow90">
          <table:table-cell table:style-name="TableCell91">
            <text:p text:style-name="Normal"><text:span text:style-name="T92">Administración pública / Sanidad</text:span></text:p>
          </table:table-cell>
          <table:table-cell table:style-name="TableCell93">
            <text:p text:style-name="Normal">Cumplimiento higiénico-sanitario</text:p>
          </table:table-cell>
          <table:table-cell table:style-name="TableCell94">
            <text:p text:style-name="Normal">Alto</text:p>
          </table:table-cell>
          <table:table-cell table:style-name="TableCell95">
            <text:p text:style-name="Normal">Puede sancionar o cerrar temporalmente</text:p>
          </table:table-cell>
        </table:table-row>
        <table:table-row table:style-name="TableRow96">
          <table:table-cell table:style-name="TableCell97">
            <text:p text:style-name="Normal"><text:span text:style-name="T98">Competencia</text:span></text:p>
          </table:table-cell>
          <table:table-cell table:style-name="TableCell99">
            <text:p text:style-name="Normal">Mantener precios competitivos</text:p>
          </table:table-cell>
          <table:table-cell table:style-name="TableCell100">
            <text:p text:style-name="Normal">Bajo-Medio</text:p>
          </table:table-cell>
          <table:table-cell table:style-name="TableCell101">
            <text:p text:style-name="Normal">Influencia indirecta en precios y calidad</text:p>
          </table:table-cell>
        </table:table-row>
        <table:table-row table:style-name="TableRow102">
          <table:table-cell table:style-name="TableCell103">
            <text:p text:style-name="Normal"><text:span text:style-name="T104">Servicios externos</text:span></text:p>
          </table:table-cell>
          <table:table-cell table:style-name="TableCell105">
            <text:p text:style-name="Normal">Contratos estables</text:p>
          </table:table-cell>
          <table:table-cell table:style-name="TableCell106">
            <text:p text:style-name="Normal">Bajo</text:p>
          </table:table-cell>
          <table:table-cell table:style-name="TableCell107">
            <text:p text:style-name="Normal">Soporte complementario (mantenimiento, limpieza…)</text:p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8">✅</text:span><text:span text:style-name="T109"><text:s/>4. Matriz Poder – Interés (Mapa de Stakeholders)</text:span></text:p>
      <text:p text:style-name="P110">Matriz clásica Poder / Interés</text:p>
      <text:p text:style-name="Normal"><text:s text:c="25"/>MATRIZ PODER – INTERÉS</text:p>
      <text:p text:style-name="Normal"/>
      <text:p text:style-name="Normal"><text:s text:c="25"/>Interés alto</text:p>
      <text:p text:style-name="Normal"><text:s text:c="19"/>+----------------------------+</text:p>
      <text:p text:style-name="Normal">Poder alto <text:s text:c="8"/>| <text:s text:c="5"/>GESTIONAR DE CERCA <text:s text:c="4"/>|</text:p>
      <text:p text:style-name="Normal"><text:s text:c="19"/>|----------------------------|</text:p>
      <text:p text:style-name="Normal"><text:s text:c="19"/>| - Universidad <text:s text:c="13"/>|</text:p>
      <text:p text:style-name="Normal"><text:s text:c="19"/>| - Estudiantes <text:s text:c="13"/>|</text:p>
      <text:p text:style-name="Normal"><text:s text:c="19"/>| - Departamento de Calidad |</text:p>
      <text:p text:style-name="Normal"><text:s text:c="19"/>+----------------------------+</text:p>
      <text:p text:style-name="Normal"><text:s text:c="19"/>| <text:s text:c="6"/>MANTENER SATISFECHO <text:s text:c="2"/>|</text:p>
      <text:p text:style-name="Normal">Poder bajo <text:s text:c="8"/>|----------------------------|</text:p>
      <text:p text:style-name="Normal"><text:s text:c="19"/>| - Proveedores <text:s text:c="13"/>|</text:p>
      <text:p text:style-name="Normal"><text:s text:c="19"/>| - Administración pública <text:s text:c="2"/>|</text:p>
      <text:p text:style-name="Normal"><text:s text:c="19"/>| - Profesorado y PAS <text:s text:c="7"/>|</text:p>
      <text:p text:style-name="Normal"><text:s text:c="19"/>+--------------+-------------+</text:p>
      <text:p text:style-name="Normal"><text:s text:c="18"/>Interés bajo <text:s text:c="5"/>Interés alto</text:p>
      <text:p text:style-name="Normal"/>
      <text:p text:style-name="Normal">Zona inferior:</text:p>
      <text:p text:style-name="Normal"/>
      <text:p text:style-name="Normal">Poder bajo + Interés bajo → **Monitorizar** <text:s/></text:p>
      <text:p text:style-name="Normal">- Competencia <text:s/></text:p>
      <text:p text:style-name="Normal">- Servicios externos <text:s/></text:p>
      <text:p text:style-name="Normal"/>
      <text:p text:style-name="Normal">Poder alto + Interés bajo → **Mantener satisfechos** <text:s/></text:p>
      <text:p text:style-name="Normal">- Proveedores <text:s/></text:p>
      <text:p text:style-name="Normal">- Administración pública <text:s/></text:p>
      <text:p text:style-name="Normal">Puedes presentarla en un cuadro gráfico si lo necesitas.</text:p>
      <text:p text:style-name="Normal"><draw:custom-shape svg:x="0in" svg:y="0in" svg:width="45.51042in" svg:height="0.00139in" draw:z-index="0" draw:id="id3" draw:style-name="a3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111"><text:s/>5. Conclusión</text:p>
      <text:p text:style-name="Normal"><text:span text:style-name="T112">El stakeholder que más condiciona las decisiones de Sodexo es la Universidad.</text:span></text:p>
      <text:p text:style-name="P113">Razones:</text:p>
      <text:list text:style-name="LFO7" text:continue-numbering="true">
        <text:list-item>
          <text:p text:style-name="P114">Es<text:s/><text:span text:style-name="T115">la entidad que contrata el servicio</text:span>, y Sodexo está obligada a cumplir el pliego de condiciones.</text:p>
        </text:list-item>
        <text:list-item>
          <text:p text:style-name="P116">Puede<text:s/><text:span text:style-name="T117">renovar</text:span>,<text:s/><text:span text:style-name="T118">modificar</text:span><text:s/>o<text:s/><text:span text:style-name="T119">rescindir el contrato</text:span>, lo que afecta directamente a la continuidad del negocio.</text:p>
        </text:list-item>
        <text:list-item>
          <text:p text:style-name="P120">Controla indicadores clave: satisfacción del alumnado, higiene, precios y horarios.</text:p>
        </text:list-item>
        <text:list-item>
          <text:p text:style-name="P121">Sodexo debe adaptarse a políticas universitarias de sostenibilidad, nutrición y consumo responsable.</text:p>
        </text:list-item>
      </text:list>
      <text:p text:style-name="Normal"><text:span text:style-name="T122">👉</text:span><text:s/><text:span text:style-name="T123">Conclusión:</text:span><text:line-break/>Aunque los estudiantes son críticos en la demanda diaria,<text:s/><text:span text:style-name="T124">la Universidad es quien realmente determina las decisiones estratégicas</text:span>, ya que controla el contrato, regula el servicio y supervisa el cumplimiento de estándares.</text:p>
      <text:p text:style-name="Normal"><draw:custom-shape svg:x="0in" svg:y="0in" svg:width="45.51042in" svg:height="0.00139in" draw:z-index="0" draw:id="id4" draw:style-name="a4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Si quieres, también puedo:<text:line-break/>hacerte<text:s/><text:span text:style-name="T125">una plantilla visual</text:span><text:s/>del mapa de stakeholders<text:line-break/>darte<text:s/><text:span text:style-name="T126">un PDF listo para entregar</text:span><text:line-break/>redactar una versión más formal o una más breve</text:p>
      <text:p text:style-name="Normal">¿Quieres el documento final en PDF o Word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José De Pablo</meta:initial-creator>
    <dc:creator>Juan José De Pablo</dc:creator>
    <meta:creation-date>2025-11-19T18:49:00Z</meta:creation-date>
    <dc:date>2025-11-19T18:57:00Z</dc:date>
    <meta:print-date>2025-11-19T18:56:00Z</meta:print-date>
    <meta:template xlink:href="Normal.dotm" xlink:type="simple"/>
    <meta:editing-cycles>1</meta:editing-cycles>
    <meta:editing-duration>PT480S</meta:editing-duration>
    <meta:document-statistic meta:page-count="1" meta:paragraph-count="8" meta:word-count="676" meta:character-count="4390" meta:row-count="31" meta:non-whitespace-character-count="3722"/>
  </office:meta>
</office:document-meta>
</file>